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5.3975cm"/>
    </style:style>
    <style:style style:name="co3" style:family="table-column">
      <style:table-column-properties fo:break-before="auto" style:column-width="5.87375cm"/>
    </style:style>
    <style:style style:name="co4" style:family="table-column">
      <style:table-column-properties fo:break-before="auto" style:column-width="9.26041666666667cm" style:use-optimal-column-width="true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e-chart_(1)" table:style-name="ta1">
        <table:shapes>
          <draw:frame draw:z-index="1" draw:id="id0" draw:style-name="a0" svg:x="15.08504in" svg:y="13.90591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svg:x="10.92144in" svg:y="0.26854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16373" table:default-cell-style-name="ce1"/>
        <table:table-row table:style-name="ro1">
          <table:table-cell office:value-type="string" table:style-name="ce1">
            <text:p>year</text:p>
          </table:table-cell>
          <table:table-cell office:value-type="string" table:style-name="ce1">
            <text:p>mean_2m_air_temperature July</text:p>
          </table:table-cell>
          <table:table-cell office:value-type="string" table:style-name="ce1">
            <text:p>mean_2m_air_temperature August</text:p>
          </table:table-cell>
          <table:table-cell office:value-type="string" table:style-name="ce1">
            <text:p>mean_2m_air_temperature Average of two months</text:p>
          </table:table-cell>
          <table:table-cell table:number-columns-repeated="16380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94.12900000000002" table:style-name="ce1">
            <text:p>294.129</text:p>
          </table:table-cell>
          <table:table-cell office:value-type="float" office:value="295.36799999999999" table:style-name="ce1">
            <text:p>295.368</text:p>
          </table:table-cell>
          <table:table-cell office:value-type="float" office:value="294.74850000000004" table:formula="of:=([.C2]+[.B2])/2" table:style-name="ce1">
            <text:p>294.7485</text:p>
          </table:table-cell>
          <table:table-cell table:number-columns-repeated="16380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96.16000000000003" table:style-name="ce1">
            <text:p>296.16</text:p>
          </table:table-cell>
          <table:table-cell office:value-type="float" office:value="296.36900000000003" table:style-name="ce1">
            <text:p>296.369</text:p>
          </table:table-cell>
          <table:table-cell office:value-type="float" office:value="296.2645" table:formula="of:=([.C3]+[.B3])/2" table:style-name="ce1">
            <text:p>296.2645</text:p>
          </table:table-cell>
          <table:table-cell table:number-columns-repeated="16380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96.48399999999998" table:style-name="ce1">
            <text:p>296.484</text:p>
          </table:table-cell>
          <table:table-cell office:value-type="float" office:value="296.08300000000003" table:style-name="ce1">
            <text:p>296.083</text:p>
          </table:table-cell>
          <table:table-cell office:value-type="float" office:value="296.2835" table:formula="of:=([.C4]+[.B4])/2" table:style-name="ce1">
            <text:p>296.2835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95.17599999999999" table:style-name="ce1">
            <text:p>295.176</text:p>
          </table:table-cell>
          <table:table-cell office:value-type="float" office:value="295.666" table:style-name="ce1">
            <text:p>295.666</text:p>
          </table:table-cell>
          <table:table-cell office:value-type="float" office:value="295.42099999999999" table:formula="of:=([.C5]+[.B5])/2" table:style-name="ce1">
            <text:p>295.421</text:p>
          </table:table-cell>
          <table:table-cell table:number-columns-repeated="16380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95.02" table:style-name="ce1">
            <text:p>295.02</text:p>
          </table:table-cell>
          <table:table-cell office:value-type="float" office:value="296.32900000000001" table:style-name="ce1">
            <text:p>296.329</text:p>
          </table:table-cell>
          <table:table-cell office:value-type="float" office:value="295.67449999999997" table:formula="of:=([.C6]+[.B6])/2" table:style-name="ce1">
            <text:p>295.6745</text:p>
          </table:table-cell>
          <table:table-cell table:number-columns-repeated="16380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95.24200000000002" table:style-name="ce1">
            <text:p>295.242</text:p>
          </table:table-cell>
          <table:table-cell office:value-type="float" office:value="294.327" table:style-name="ce1">
            <text:p>294.327</text:p>
          </table:table-cell>
          <table:table-cell office:value-type="float" office:value="294.78449999999998" table:formula="of:=([.C7]+[.B7])/2" table:style-name="ce1">
            <text:p>294.7845</text:p>
          </table:table-cell>
          <table:table-cell table:number-columns-repeated="16380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96.43299999999999" table:style-name="ce1">
            <text:p>296.433</text:p>
          </table:table-cell>
          <table:table-cell office:value-type="float" office:value="297.77199999999999" table:style-name="ce1">
            <text:p>297.772</text:p>
          </table:table-cell>
          <table:table-cell office:value-type="float" office:value="297.10249999999996" table:formula="of:=([.C8]+[.B8])/2" table:style-name="ce1">
            <text:p>297.1025</text:p>
          </table:table-cell>
          <table:table-cell table:number-columns-repeated="16380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95.84899999999999" table:style-name="ce1">
            <text:p>295.849</text:p>
          </table:table-cell>
          <table:table-cell office:value-type="float" office:value="295.58" table:style-name="ce1">
            <text:p>295.58</text:p>
          </table:table-cell>
          <table:table-cell office:value-type="float" office:value="295.71449999999999" table:formula="of:=([.C9]+[.B9])/2" table:style-name="ce1">
            <text:p>295.7145</text:p>
          </table:table-cell>
          <table:table-cell table:number-columns-repeated="16380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96.61799999999999" table:style-name="ce1">
            <text:p>296.618</text:p>
          </table:table-cell>
          <table:table-cell office:value-type="float" office:value="295.834" table:style-name="ce1">
            <text:p>295.834</text:p>
          </table:table-cell>
          <table:table-cell office:value-type="float" office:value="296.226" table:formula="of:=([.C10]+[.B10])/2" table:style-name="ce1">
            <text:p>296.226</text:p>
          </table:table-cell>
          <table:table-cell table:number-columns-repeated="16380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97.77" table:style-name="ce1">
            <text:p>297.77</text:p>
          </table:table-cell>
          <table:table-cell office:value-type="float" office:value="295.30900000000003" table:style-name="ce1">
            <text:p>295.309</text:p>
          </table:table-cell>
          <table:table-cell office:value-type="float" office:value="296.53949999999998" table:formula="of:=([.C11]+[.B11])/2" table:style-name="ce1">
            <text:p>296.5395</text:p>
          </table:table-cell>
          <table:table-cell table:number-columns-repeated="16380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95.55500000000001" table:style-name="ce1">
            <text:p>295.555</text:p>
          </table:table-cell>
          <table:table-cell office:value-type="float" office:value="294.73899999999998" table:style-name="ce1">
            <text:p>294.739</text:p>
          </table:table-cell>
          <table:table-cell office:value-type="float" office:value="295.14699999999999" table:formula="of:=([.C12]+[.B12])/2" table:style-name="ce1">
            <text:p>295.147</text:p>
          </table:table-cell>
          <table:table-cell table:number-columns-repeated="16380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95.31099999999998" table:style-name="ce1">
            <text:p>295.311</text:p>
          </table:table-cell>
          <table:table-cell office:value-type="float" office:value="295.63400000000001" table:style-name="ce1">
            <text:p>295.634</text:p>
          </table:table-cell>
          <table:table-cell office:value-type="float" office:value="295.47249999999997" table:formula="of:=([.C13]+[.B13])/2" table:style-name="ce1">
            <text:p>295.4725</text:p>
          </table:table-cell>
          <table:table-cell table:number-columns-repeated="16380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96.36799999999999" table:style-name="ce1">
            <text:p>296.368</text:p>
          </table:table-cell>
          <table:table-cell office:value-type="float" office:value="296.70999999999998" table:style-name="ce1">
            <text:p>296.71</text:p>
          </table:table-cell>
          <table:table-cell office:value-type="float" office:value="296.53899999999999" table:formula="of:=([.C14]+[.B14])/2" table:style-name="ce1">
            <text:p>296.539</text:p>
          </table:table-cell>
          <table:table-cell table:number-columns-repeated="16380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97.072" table:style-name="ce1">
            <text:p>297.072</text:p>
          </table:table-cell>
          <table:table-cell office:value-type="float" office:value="296.36599999999999" table:style-name="ce1">
            <text:p>296.366</text:p>
          </table:table-cell>
          <table:table-cell office:value-type="float" office:value="296.71899999999999" table:formula="of:=([.C15]+[.B15])/2" table:style-name="ce1">
            <text:p>296.719</text:p>
          </table:table-cell>
          <table:table-cell table:number-columns-repeated="16380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294.96300000000002" table:style-name="ce1">
            <text:p>294.963</text:p>
          </table:table-cell>
          <table:table-cell office:value-type="float" office:value="296.24299999999999" table:style-name="ce1">
            <text:p>296.243</text:p>
          </table:table-cell>
          <table:table-cell office:value-type="float" office:value="295.60300000000001" table:formula="of:=([.C16]+[.B16])/2" table:style-name="ce1">
            <text:p>295.603</text:p>
          </table:table-cell>
          <table:table-cell table:number-columns-repeated="16380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295.68799999999999" table:style-name="ce1">
            <text:p>295.688</text:p>
          </table:table-cell>
          <table:table-cell office:value-type="float" office:value="297.01900000000001" table:style-name="ce1">
            <text:p>297.019</text:p>
          </table:table-cell>
          <table:table-cell office:value-type="float" office:value="296.3535" table:formula="of:=([.C17]+[.B17])/2" table:style-name="ce1">
            <text:p>296.3535</text:p>
          </table:table-cell>
          <table:table-cell table:number-columns-repeated="16380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296.96600000000001" table:style-name="ce1">
            <text:p>296.966</text:p>
          </table:table-cell>
          <table:table-cell office:value-type="float" office:value="296.27100000000002" table:style-name="ce1">
            <text:p>296.271</text:p>
          </table:table-cell>
          <table:table-cell office:value-type="float" office:value="296.61850000000004" table:formula="of:=([.C18]+[.B18])/2" table:style-name="ce1">
            <text:p>296.6185</text:p>
          </table:table-cell>
          <table:table-cell table:number-columns-repeated="16380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295.09899999999999" table:style-name="ce1">
            <text:p>295.099</text:p>
          </table:table-cell>
          <table:table-cell office:value-type="float" office:value="295.54000000000002" table:style-name="ce1">
            <text:p>295.54</text:p>
          </table:table-cell>
          <table:table-cell office:value-type="float" office:value="295.31950000000001" table:formula="of:=([.C19]+[.B19])/2" table:style-name="ce1">
            <text:p>295.3195</text:p>
          </table:table-cell>
          <table:table-cell table:number-columns-repeated="16380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298.45600000000002" table:style-name="ce1">
            <text:p>298.456</text:p>
          </table:table-cell>
          <table:table-cell office:value-type="float" office:value="296.11900000000003" table:style-name="ce1">
            <text:p>296.119</text:p>
          </table:table-cell>
          <table:table-cell office:value-type="float" office:value="297.28750000000002" table:formula="of:=([.C20]+[.B20])/2" table:style-name="ce1">
            <text:p>297.2875</text:p>
          </table:table-cell>
          <table:table-cell table:number-columns-repeated="16380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297.31099999999998" table:style-name="ce1">
            <text:p>297.311</text:p>
          </table:table-cell>
          <table:table-cell office:value-type="float" office:value="296.95699999999999" table:style-name="ce1">
            <text:p>296.957</text:p>
          </table:table-cell>
          <table:table-cell office:value-type="float" office:value="297.13400000000001" table:formula="of:=([.C21]+[.B21])/2" table:style-name="ce1">
            <text:p>297.134</text:p>
          </table:table-cell>
          <table:table-cell table:number-columns-repeated="16380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296.84800000000001" table:style-name="ce1">
            <text:p>296.848</text:p>
          </table:table-cell>
          <table:table-cell office:value-type="float" office:value="296.68" table:style-name="ce1">
            <text:p>296.68</text:p>
          </table:table-cell>
          <table:table-cell office:value-type="float" office:value="296.76400000000001" table:formula="of:=([.C22]+[.B22])/2" table:style-name="ce1">
            <text:p>296.764</text:p>
          </table:table-cell>
          <table:table-cell table:number-columns-repeated="16380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295.99700000000001" table:style-name="ce1">
            <text:p>295.997</text:p>
          </table:table-cell>
          <table:table-cell office:value-type="float" office:value="297.07799999999997" table:style-name="ce1">
            <text:p>297.078</text:p>
          </table:table-cell>
          <table:table-cell office:value-type="float" office:value="296.53750000000002" table:formula="of:=([.C23]+[.B23])/2" table:style-name="ce1">
            <text:p>296.5375</text:p>
          </table:table-cell>
          <table:table-cell table:number-columns-repeated="16380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float" office:value="296.97399999999999" table:style-name="ce1">
            <text:p>296.974</text:p>
          </table:table-cell>
          <table:table-cell office:value-type="float" office:value="296.51600000000002" table:style-name="ce1">
            <text:p>296.516</text:p>
          </table:table-cell>
          <table:table-cell office:value-type="float" office:value="296.745" table:formula="of:=([.C24]+[.B24])/2" table:style-name="ce1">
            <text:p>296.745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Chart 4" svg:x="0.20833in" svg:y="0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1">
            <draw:frame draw:z-index="4" draw:id="id3" draw:style-name="a3" draw:name="Chart 6" svg:x="1.82292in" svg:y="0.11458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table:style-name="ce1">
            <text:p>Date</text:p>
          </table:table-cell>
          <table:table-cell office:value-type="string" table:style-name="ce1">
            <text:p>mean_2m_air_temperature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July – 1997</text:p>
          </table:table-cell>
          <table:table-cell office:value-type="float" office:value="294.12900000000002" table:style-name="ce1">
            <text:p>294.1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August - 1997</text:p>
          </table:table-cell>
          <table:table-cell office:value-type="float" office:value="295.36799999999999" table:style-name="ce1">
            <text:p>295.36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July – 1998</text:p>
          </table:table-cell>
          <table:table-cell office:value-type="float" office:value="296.16000000000003" table:style-name="ce1">
            <text:p>296.1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August – 1998</text:p>
          </table:table-cell>
          <table:table-cell office:value-type="float" office:value="296.36900000000003" table:style-name="ce1">
            <text:p>296.36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July – 1999</text:p>
          </table:table-cell>
          <table:table-cell office:value-type="float" office:value="296.48399999999998" table:style-name="ce1">
            <text:p>296.48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August – 1999</text:p>
          </table:table-cell>
          <table:table-cell office:value-type="float" office:value="296.08300000000003" table:style-name="ce1">
            <text:p>296.08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July – 2000</text:p>
          </table:table-cell>
          <table:table-cell office:value-type="float" office:value="295.17599999999999" table:style-name="ce1">
            <text:p>295.17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August – 2000</text:p>
          </table:table-cell>
          <table:table-cell office:value-type="float" office:value="295.666" table:style-name="ce1">
            <text:p>295.66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July – 2001</text:p>
          </table:table-cell>
          <table:table-cell office:value-type="float" office:value="295.02" table:style-name="ce1">
            <text:p>295.0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August – 2001</text:p>
          </table:table-cell>
          <table:table-cell office:value-type="float" office:value="296.32900000000001" table:style-name="ce1">
            <text:p>296.3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July – 2002</text:p>
          </table:table-cell>
          <table:table-cell office:value-type="float" office:value="295.24200000000002" table:style-name="ce1">
            <text:p>295.24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August – 2002</text:p>
          </table:table-cell>
          <table:table-cell office:value-type="float" office:value="294.327" table:style-name="ce1">
            <text:p>294.32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July – 2003</text:p>
          </table:table-cell>
          <table:table-cell office:value-type="float" office:value="296.43299999999999" table:style-name="ce1">
            <text:p>296.43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August – 2003</text:p>
          </table:table-cell>
          <table:table-cell office:value-type="float" office:value="297.77199999999999" table:style-name="ce1">
            <text:p>297.77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July – 2004</text:p>
          </table:table-cell>
          <table:table-cell office:value-type="float" office:value="295.84899999999999" table:style-name="ce1">
            <text:p>295.84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August – 2004</text:p>
          </table:table-cell>
          <table:table-cell office:value-type="float" office:value="295.58" table:style-name="ce1">
            <text:p>295.5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July – 2005</text:p>
          </table:table-cell>
          <table:table-cell office:value-type="float" office:value="296.61799999999999" table:style-name="ce1">
            <text:p>296.61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August – 2005</text:p>
          </table:table-cell>
          <table:table-cell office:value-type="float" office:value="295.834" table:style-name="ce1">
            <text:p>295.83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July – 2006</text:p>
          </table:table-cell>
          <table:table-cell office:value-type="float" office:value="297.77" table:style-name="ce1">
            <text:p>297.7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August – 2006</text:p>
          </table:table-cell>
          <table:table-cell office:value-type="float" office:value="295.30900000000003" table:style-name="ce1">
            <text:p>295.30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July – 2007</text:p>
          </table:table-cell>
          <table:table-cell office:value-type="float" office:value="295.55500000000001" table:style-name="ce1">
            <text:p>295.55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August – 2007</text:p>
          </table:table-cell>
          <table:table-cell office:value-type="float" office:value="294.73899999999998" table:style-name="ce1">
            <text:p>294.73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July – 2008</text:p>
          </table:table-cell>
          <table:table-cell office:value-type="float" office:value="295.31099999999998" table:style-name="ce1">
            <text:p>295.31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August – 2008</text:p>
          </table:table-cell>
          <table:table-cell office:value-type="float" office:value="295.63400000000001" table:style-name="ce1">
            <text:p>295.63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July – 2009</text:p>
          </table:table-cell>
          <table:table-cell office:value-type="float" office:value="296.36799999999999" table:style-name="ce1">
            <text:p>296.36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August – 2009</text:p>
          </table:table-cell>
          <table:table-cell office:value-type="float" office:value="296.70999999999998" table:style-name="ce1">
            <text:p>296.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July – 2010</text:p>
          </table:table-cell>
          <table:table-cell office:value-type="float" office:value="297.072" table:style-name="ce1">
            <text:p>297.07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August – 2010</text:p>
          </table:table-cell>
          <table:table-cell office:value-type="float" office:value="296.36599999999999" table:style-name="ce1">
            <text:p>296.36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July – 2011</text:p>
          </table:table-cell>
          <table:table-cell office:value-type="float" office:value="294.96300000000002" table:style-name="ce1">
            <text:p>294.96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August – 2011</text:p>
          </table:table-cell>
          <table:table-cell office:value-type="float" office:value="296.24299999999999" table:style-name="ce1">
            <text:p>296.2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July – 2012</text:p>
          </table:table-cell>
          <table:table-cell office:value-type="float" office:value="295.68799999999999" table:style-name="ce1">
            <text:p>295.68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August – 2012</text:p>
          </table:table-cell>
          <table:table-cell office:value-type="float" office:value="297.01900000000001" table:style-name="ce1">
            <text:p>297.01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July – 2013</text:p>
          </table:table-cell>
          <table:table-cell office:value-type="float" office:value="296.96600000000001" table:style-name="ce1">
            <text:p>296.96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August – 2013</text:p>
          </table:table-cell>
          <table:table-cell office:value-type="float" office:value="296.27100000000002" table:style-name="ce1">
            <text:p>296.2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July – 2014</text:p>
          </table:table-cell>
          <table:table-cell office:value-type="float" office:value="295.09899999999999" table:style-name="ce1">
            <text:p>295.09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August – 2014</text:p>
          </table:table-cell>
          <table:table-cell office:value-type="float" office:value="295.54000000000002" table:style-name="ce1">
            <text:p>295.5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July – 2015</text:p>
          </table:table-cell>
          <table:table-cell office:value-type="float" office:value="298.45600000000002" table:style-name="ce1">
            <text:p>298.45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August – 2015</text:p>
          </table:table-cell>
          <table:table-cell office:value-type="float" office:value="296.11900000000003" table:style-name="ce1">
            <text:p>296.11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July – 2016</text:p>
          </table:table-cell>
          <table:table-cell office:value-type="float" office:value="297.31099999999998" table:style-name="ce1">
            <text:p>297.31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August – 2016</text:p>
          </table:table-cell>
          <table:table-cell office:value-type="float" office:value="296.95699999999999" table:style-name="ce1">
            <text:p>296.9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July – 2017</text:p>
          </table:table-cell>
          <table:table-cell office:value-type="float" office:value="296.84800000000001" table:style-name="ce1">
            <text:p>296.84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August – 2017</text:p>
          </table:table-cell>
          <table:table-cell office:value-type="float" office:value="296.68" table:style-name="ce1">
            <text:p>296.6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July – 2018</text:p>
          </table:table-cell>
          <table:table-cell office:value-type="float" office:value="295.99700000000001" table:style-name="ce1">
            <text:p>295.99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August – 2018</text:p>
          </table:table-cell>
          <table:table-cell office:value-type="float" office:value="297.07799999999997" table:style-name="ce1">
            <text:p>297.07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July – 2019</text:p>
          </table:table-cell>
          <table:table-cell office:value-type="float" office:value="296.97399999999999" table:style-name="ce1">
            <text:p>296.97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August - 2019</text:p>
          </table:table-cell>
          <table:table-cell office:value-type="float" office:value="296.51600000000002" table:style-name="ce1">
            <text:p>296.516</text:p>
          </table:table-cell>
          <table:table-cell table:number-columns-repeated="16373"/>
        </table:table-row>
        <table:table-row table:number-rows-repeated="10484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05</meta:generator>
    <dc:title/>
    <dc:description/>
    <dc:subject/>
    <meta:initial-creator/>
    <dc:creator>Harrison Hague</dc:creator>
    <meta:creation-date>2021-12-09T18:59:00Z</meta:creation-date>
    <dc:date>2021-12-09T18:59:00Z</dc:date>
    <meta:editing-cycles>1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97637795276pt" svg:width="453.5149606299212pt" chart:style-name="Crt0">
        <chart:title chart:style-name="CT00">
          <text:p text:style-name="a0" text:class-names="" text:cond-style-name="">Mean 2m Air Temperature for Spain 1997-2019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Kelvin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te</text:p>
            </chart:title>
            <chart:categories table:cell-range-address="ee-chart_(1).J43"/>
          </chart:axis>
          <chart:series chart:values-cell-range-address="ee-chart_(1).K43" chart:class="chart:line" chart:attached-axis="primary-y" chart:style-name="G0S0">
            <chart:data-point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43466" chart:minimum="1997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97637795276pt" svg:width="453.5149606299212pt" chart:style-name="Crt0">
        <chart:title chart:style-name="CT00">
          <text:p text:style-name="a0" text:class-names="" text:cond-style-name="">Mean 2m Air Temperature in Spain 1997-2019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Kelvin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Year</text:p>
            </chart:title>
          </chart:axis>
          <chart:series chart:values-cell-range-address="ee-chart_(1).B2:.B24" chart:class="chart:line" chart:attached-axis="primary-y" chart:style-name="G0S0">
            <chart:data-point chart:repeated="23"/>
          </chart:series>
          <chart:series chart:values-cell-range-address="ee-chart_(1).C2:.C24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Year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Kelvin</text:p>
            </chart:title>
            <chart:grid chart:class="major" chart:style-name="GMa1"/>
          </chart:axis>
          <chart:series chart:values-cell-range-address="ee-chart_(1).$B$2:.$B$24" chart:class="chart:line" chart:attached-axis="primary-y" chart:style-name="G0S0">
            <chart:data-point chart:repeated="23"/>
          </chart:series>
          <chart:series chart:values-cell-range-address="ee-chart_(1).$C$2:.$C$24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mean_2m_air_temperature in Spain Average of July/August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ee-chart_(1).$D$1" chart:values-cell-range-address="ee-chart_(1).$D$2:.$D$24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